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041f9d" officeooo:paragraph-rsid="00041f9d"/>
    </style:style>
    <style:style style:name="P2" style:family="paragraph" style:parent-style-name="Standard">
      <style:text-properties fo:language="it" fo:country="IT" officeooo:rsid="000430c5" officeooo:paragraph-rsid="000430c5"/>
    </style:style>
    <style:style style:name="P3" style:family="paragraph" style:parent-style-name="Standard">
      <style:text-properties fo:language="it" fo:country="IT" officeooo:rsid="00052a42" officeooo:paragraph-rsid="00052a42"/>
    </style:style>
    <style:style style:name="P4" style:family="paragraph" style:parent-style-name="Standard">
      <style:text-properties fo:language="it" fo:country="IT" officeooo:rsid="00052a42" officeooo:paragraph-rsid="00079802"/>
    </style:style>
    <style:style style:name="P5" style:family="paragraph" style:parent-style-name="Standard">
      <style:text-properties fo:language="it" fo:country="IT" officeooo:rsid="00079802" officeooo:paragraph-rsid="00079802"/>
    </style:style>
    <style:style style:name="P6" style:family="paragraph" style:parent-style-name="Standard">
      <style:text-properties fo:language="it" fo:country="IT" officeooo:rsid="0007a4dc" officeooo:paragraph-rsid="0007a4dc"/>
    </style:style>
    <style:style style:name="P7" style:family="paragraph" style:parent-style-name="Standard">
      <style:text-properties fo:language="it" fo:country="IT" officeooo:rsid="00088c53" officeooo:paragraph-rsid="00088c53"/>
    </style:style>
    <style:style style:name="T1" style:family="text">
      <style:text-properties officeooo:rsid="000798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TE3 – Shot list</text:p>
      <text:p text:style-name="P1"/>
      <text:p text:style-name="P2">Kiptily:</text:p>
      <text:p text:style-name="P2">99801 <text:s/>- DT</text:p>
      <text:p text:style-name="P2">100793 – D</text:p>
      <text:p text:style-name="P2"/>
      <text:p text:style-name="P2">Kazakov – Fast ions </text:p>
      <text:p text:style-name="P2">95679</text:p>
      <text:p text:style-name="P2">94700</text:p>
      <text:p text:style-name="P2"/>
      <text:p text:style-name="P2"/>
      <text:p text:style-name="P3">Non thermal: - <text:span text:style-name="T1">Tritium Rich - DTE2</text:span></text:p>
      <text:p text:style-name="P5">99971 - Record</text:p>
      <text:p text:style-name="P4">99970</text:p>
      <text:p text:style-name="P3"/>
      <text:p text:style-name="P3"/>
      <text:p text:style-name="P3">hybrid record:</text:p>
      <text:p text:style-name="P3">99950</text:p>
      <text:p text:style-name="P3"/>
      <text:p text:style-name="P3">96994 –MHD <text:s/>- tra 49 e 54 sec</text:p>
      <text:p text:style-name="P3"/>
      <text:p text:style-name="P3">Con Fishbones:</text:p>
      <text:p text:style-name="P3">99869</text:p>
      <text:p text:style-name="P3">99643</text:p>
      <text:p text:style-name="P3"/>
      <text:p text:style-name="P3">In generale:</text:p>
      <text:p text:style-name="P3">Non thermal -Tritium rich</text:p>
      <text:p text:style-name="P3"/>
      <text:p text:style-name="P3">104522, 104523, 104524, 104525, 104526</text:p>
      <text:p text:style-name="P3"/>
      <text:p text:style-name="P3">Ibrido alto campo</text:p>
      <text:p text:style-name="P3">104574, 75, 80</text:p>
      <text:p text:style-name="P3"/>
      <text:p text:style-name="P3">Neon Seeded</text:p>
      <text:p text:style-name="P3">104553,54,55,56,57,58,59,60</text:p>
      <text:p text:style-name="P3"/>
      <text:p text:style-name="P3">ICRH modulation:</text:p>
      <text:p text:style-name="P3">104547,48,49,50,51 (12 KeV)</text:p>
      <text:p text:style-name="P3"/>
      <text:p text:style-name="P3">P09 = [104990,104991, 10499, 4104495, 104991,104994, 104502, 104511] # And more: see text:</text:p>
      <text:p text:style-name="P6"/>
      <text:p text:style-name="P6">104511, 502: low T + ICRH + NBI. → Tts&gt;Tece</text:p>
      <text:p text:style-name="P6">OSS: ECE + sensibile alle interruzzioni di ICRH</text:p>
      <text:p text:style-name="P6"/>
      <text:p text:style-name="P7">104495: è l’NBI a determinare l’insorgenza dei modi quindi le discrepanze? Quando l’ICRH si interrompe la differenza diminusce.</text:p>
      <text:p text:style-name="P7">→ A T relativamente basse, c’è accordo nelle misure fino all’accensione dei riscaldamenti:</text:p>
      <text:p text:style-name="P7">Ip: Che siano solo I riscaldamenti a determinare le differenze? ..In generale insieme ai riscaldamenti si hanno anche alte T, e queto potrebbe indurre in errore</text:p>
      <text:p text:style-name="P7"/>
      <text:p text:style-name="P7">104994: perché dente di sega su temp ECE?</text:p>
      <text:p text:style-name="P7"/>
      <text:p text:style-name="P7"><text:soft-page-break/>104990 e 991: ICRH no, NBI si, Fishbones Si.</text:p>
      <text:p text:style-name="P7">C’è accordo</text:p>
      <text:p text:style-name="P7">OSS: sega sia su ECE che su TS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3-11-30T11:36:26.072043956</meta:creation-date>
    <dc:date>2023-12-12T13:36:02.704361676</dc:date>
    <meta:editing-duration>PT9M16S</meta:editing-duration>
    <meta:editing-cycles>4</meta:editing-cycles>
    <meta:generator>LibreOffice/7.2.4.1$Linux_X86_64 LibreOffice_project/27d75539669ac387bb498e35313b970b7fe9c4f9</meta:generator>
    <meta:document-statistic meta:table-count="0" meta:image-count="0" meta:object-count="0" meta:page-count="2" meta:paragraph-count="35" meta:word-count="180" meta:character-count="1070" meta:non-whitespace-character-count="919"/>
  </office:meta>
</office:document-meta>
</file>